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4c25" officeooo:paragraph-rsid="00164c25"/>
    </style:style>
    <style:style style:name="P2" style:family="paragraph" style:parent-style-name="Standard">
      <style:text-properties officeooo:rsid="0017f789" officeooo:paragraph-rsid="0017f789"/>
    </style:style>
    <style:style style:name="P3" style:family="paragraph" style:parent-style-name="Standard" style:list-style-name="L1">
      <style:text-properties officeooo:rsid="0017f789" officeooo:paragraph-rsid="0017f789"/>
    </style:style>
    <style:style style:name="P4" style:family="paragraph" style:parent-style-name="Standard" style:list-style-name="L1">
      <style:text-properties officeooo:rsid="0017f789" officeooo:paragraph-rsid="0019f566"/>
    </style:style>
    <style:style style:name="P5" style:family="paragraph" style:parent-style-name="Standard">
      <style:text-properties officeooo:rsid="0017f789" officeooo:paragraph-rsid="0019f566"/>
    </style:style>
    <style:style style:name="P6" style:family="paragraph" style:parent-style-name="Standard">
      <style:text-properties officeooo:rsid="0019f566" officeooo:paragraph-rsid="0019f566" fo:background-color="#ffff00"/>
    </style:style>
    <style:style style:name="P7" style:family="paragraph" style:parent-style-name="Standard">
      <style:text-properties officeooo:rsid="0019f566" officeooo:paragraph-rsid="0019f566" fo:background-color="transparent"/>
    </style:style>
    <style:style style:name="P8" style:family="paragraph" style:parent-style-name="Standard">
      <style:text-properties officeooo:rsid="001b9851" officeooo:paragraph-rsid="001b9851" fo:background-color="transparent"/>
    </style:style>
    <style:style style:name="P9" style:family="paragraph" style:parent-style-name="Standard">
      <style:text-properties officeooo:rsid="002010d2" officeooo:paragraph-rsid="002010d2" fo:background-color="transparent"/>
    </style:style>
    <style:style style:name="P10" style:family="paragraph" style:parent-style-name="Standard">
      <style:text-properties officeooo:rsid="002233e2" officeooo:paragraph-rsid="002233e2" fo:background-color="transparent"/>
    </style:style>
    <style:style style:name="P11" style:family="paragraph" style:parent-style-name="Standard">
      <style:text-properties officeooo:rsid="0022f866" officeooo:paragraph-rsid="0022f866" fo:background-color="transparent"/>
    </style:style>
    <style:style style:name="P12" style:family="paragraph" style:parent-style-name="Standard" style:list-style-name="L2">
      <style:text-properties officeooo:rsid="0022f866" officeooo:paragraph-rsid="0022f866" fo:background-color="transparent"/>
    </style:style>
    <style:style style:name="P13" style:family="paragraph" style:parent-style-name="Standard">
      <style:text-properties fo:font-size="12pt" officeooo:rsid="0019f566" officeooo:paragraph-rsid="0019f566" fo:background-color="transparent" style:font-size-asian="12pt" style:font-size-complex="12pt"/>
    </style:style>
    <style:style style:name="P14" style:family="paragraph" style:parent-style-name="Standard">
      <style:text-properties fo:font-size="12pt" officeooo:rsid="001b4956" officeooo:paragraph-rsid="001b4956" fo:background-color="transparent" style:font-size-asian="12pt" style:font-size-complex="12pt"/>
    </style:style>
    <style:style style:name="P15" style:family="paragraph" style:parent-style-name="Standard">
      <style:text-properties fo:font-size="12pt" officeooo:rsid="001b4956" officeooo:paragraph-rsid="001e397a" fo:background-color="transparent" style:font-size-asian="12pt" style:font-size-complex="12pt"/>
    </style:style>
    <style:style style:name="P16" style:family="paragraph" style:parent-style-name="Standard">
      <style:text-properties fo:font-size="12pt" officeooo:paragraph-rsid="001e397a" style:font-size-asian="12pt" style:font-size-complex="12pt"/>
    </style:style>
    <style:style style:name="T1" style:family="text">
      <style:text-properties officeooo:rsid="0019f566"/>
    </style:style>
    <style:style style:name="T2" style:family="text">
      <style:text-properties officeooo:rsid="0019f566" fo:background-color="transparent" loext:char-shading-value="0"/>
    </style:style>
    <style:style style:name="T3" style:family="text">
      <style:text-properties officeooo:rsid="001b09ab"/>
    </style:style>
    <style:style style:name="T4" style:family="text">
      <style:text-properties officeooo:rsid="001b9851"/>
    </style:style>
    <style:style style:name="T5" style:family="text">
      <style:text-properties officeooo:rsid="002010d2"/>
    </style:style>
    <style:style style:name="T6" style:family="text">
      <style:text-properties officeooo:rsid="0022f866"/>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TP 2 – Organizacion de Datos</text:p>
      <text:p text:style-name="P1"/>
      <text:p text:style-name="P2">Introducción</text:p>
      <text:p text:style-name="P2"/>
      <text:p text:style-name="P2">Este trabajo consiste en una competencia de Machine Learning, que se desarrollará en la plataforma de Kaggle. Nuestro objetivo es predecir la duración de distintos viajes del set de datos del TP1 en base a los datos de los mismos.</text:p>
      <text:p text:style-name="P2"/>
      <text:p text:style-name="P2">Contamos con los siguientes archivos: “trip_train.csv” y “trip_test.csv”</text:p>
      <text:p text:style-name="P2"/>
      <text:p text:style-name="P2">El archivo “trip_train.csv” cuenta con los siguientes campos:</text:p>
      <text:p text:style-name="P2"/>
      <text:list xml:id="list5395520704460329975" text:style-name="L1">
        <text:list-item>
          <text:p text:style-name="P3">id</text:p>
        </text:list-item>
        <text:list-item>
          <text:p text:style-name="P3">duration (seconds)</text:p>
        </text:list-item>
        <text:list-item>
          <text:p text:style-name="P3">start_date</text:p>
        </text:list-item>
        <text:list-item>
          <text:p text:style-name="P3">start_station_name</text:p>
        </text:list-item>
        <text:list-item>
          <text:p text:style-name="P3">start_station_id</text:p>
        </text:list-item>
        <text:list-item>
          <text:p text:style-name="P3">end_date</text:p>
        </text:list-item>
        <text:list-item>
          <text:p text:style-name="P3">end_station_name</text:p>
        </text:list-item>
        <text:list-item>
          <text:p text:style-name="P3">end_station_id</text:p>
        </text:list-item>
        <text:list-item>
          <text:p text:style-name="P3">bike_id</text:p>
        </text:list-item>
        <text:list-item>
          <text:p text:style-name="P3">subscription_type</text:p>
        </text:list-item>
        <text:list-item>
          <text:p text:style-name="P3">zip_code (client zip code)</text:p>
        </text:list-item>
      </text:list>
      <text:p text:style-name="P1"/>
      <text:p text:style-name="P2">Este archivo será utilizado para generar nuestros modelos de Machine Learning.</text:p>
      <text:p text:style-name="P2"/>
      <text:p text:style-name="P2">El archivo “test_train.csv” cuenta con los siguientes campos:</text:p>
      <text:p text:style-name="P2"/>
      <text:list xml:id="list174736435046580" text:continue-numbering="true" text:style-name="L1">
        <text:list-item>
          <text:p text:style-name="P4">id</text:p>
        </text:list-item>
        <text:list-item>
          <text:p text:style-name="P4">start_date</text:p>
        </text:list-item>
        <text:list-item>
          <text:p text:style-name="P4">start_station_name</text:p>
        </text:list-item>
        <text:list-item>
          <text:p text:style-name="P4">start_station_id</text:p>
        </text:list-item>
        <text:list-item>
          <text:p text:style-name="P4">end_date</text:p>
        </text:list-item>
        <text:list-item>
          <text:p text:style-name="P4">end_station_name</text:p>
        </text:list-item>
        <text:list-item>
          <text:p text:style-name="P4">end_station_id</text:p>
        </text:list-item>
        <text:list-item>
          <text:p text:style-name="P4">bike_id</text:p>
        </text:list-item>
        <text:list-item>
          <text:p text:style-name="P4">subscription_type</text:p>
        </text:list-item>
        <text:list-item>
          <text:p text:style-name="P4">zip_code (client zip code)</text:p>
        </text:list-item>
      </text:list>
      <text:p text:style-name="P5"/>
      <text:p text:style-name="P6">Este archivo será utilizado para evaluar qué porcentaje de aciertos genera nuestro modelo al predecir duraciones.(?</text:p>
      <text:p text:style-name="P6"/>
      <text:p text:style-name="P7">Pre-procesamiento de los datos</text:p>
      <text:p text:style-name="P13"/>
      <text:p text:style-name="P16"><text:span text:style-name="T2">Según nuestro análisis de “trip_train.csv”, el archivo cuenta con </text:span>549961 <text:span text:style-name="T1">registros, de</text:span> 11 <text:span text:style-name="T1">columnas cada uno. El set de entrenamiento no presenta errores, solamente algunos valores nulos en la columna ‘zip_code’, pero como la misma sólo contiene los zip codes de los clientes, no es relevante y pasamos directamente a eliminar dicha columna.</text:span></text:p>
      <text:p text:style-name="P16"/>
      <text:p text:style-name="P14"><text:span text:style-name="T4">La columna </text:span>‘end_date’ l<text:span text:style-name="T4">a</text:span> eliminaremos, puesto que nos brinda la fecha y hora exactas en que fue devuelta la <text:span text:style-name="T4">bicicleta del respectivo viaje y no nos aporta información relevante. Además, las </text:span><text:soft-page-break/><text:span text:style-name="T4">columnas ‘start_station_name’, ‘end_station_name’ y ‘bike_id’ también las eliminaremos, puesto que no aportan información relevante para la predicción de la duración.</text:span></text:p>
      <text:p text:style-name="P15"/>
      <text:p text:style-name="P15"><text:span text:style-name="T1">A su vez, existen 244 registros cuya duración es mayor a un día. Como 244 es un porcentaje muy pequeño de la totalidad de registros, pasaremos a considerarlos como “ruido” en nuestro set de entrenamiento.</text:span></text:p>
      <text:p text:style-name="P14"/>
      <text:p text:style-name="P7">Por lo mencionado en el párrafo anterior, <text:span text:style-name="T3">y porque además vamos a utilizar algunos features de “weather.csv” para construir nuestros modelos de Machine Learning. f</text:span>iltramos aquellos viajes de “trip_train.csv” cuya duración exceda los 86400 segundos, es decir, aquellos viajes que duren más de 24 hs, <text:span text:style-name="T5">dado que no tendría sentido analizar los efectos que tiene el clima sobre esos viajes.</text:span></text:p>
      <text:p text:style-name="P7"/>
      <text:p text:style-name="P10">Siguiendo con la idea anterior y teniendo en cuenta el análisis exploratorio de los datos realizados para el TP1, hemos decidido que serían factores de importancia en la predicción de la duración de un viaje la <text:span text:style-name="T6">estación de inicio, la </text:span>velocidad promedio del viento, y la temperatura promedio del día en que el mismo tuvo lugar. <text:span text:style-name="T6">Consideramos que las condiciones climáticas no varían notablemente entre las cinco <text:s/>de ‘weather.csv’ de las cuales se tienen registro, por lo tanto, para el análisis se ha tomado el zip_code para el cual la cantidad total de valores null es la mínima (zip_code = 94107). Por último, realizamos un merge de ‘trip_train.csv’ y ‘weather.csv’, utilizando el año, mes y día de inicio como keys.</text:span></text:p>
      <text:p text:style-name="P11"/>
      <text:p text:style-name="P11">Nuestro set de entrenamiento cuenta con los siguientes campos:</text:p>
      <text:p text:style-name="P11"/>
      <text:list xml:id="list1726088190771285138" text:style-name="L2">
        <text:list-item>
          <text:p text:style-name="P12">duration</text:p>
        </text:list-item>
        <text:list-item>
          <text:p text:style-name="P12">start_station_id</text:p>
        </text:list-item>
        <text:list-item>
          <text:p text:style-name="P12">‘mean_teamperature_f’</text:p>
        </text:list-item>
        <text:list-item>
          <text:p text:style-name="P12">‘mean_wind_speed_mph’</text:p>
        </text:list-item>
      </text:list>
      <text:p text:style-name="P9"/>
      <text:p text:style-name="P9"/>
      <text:p text:style-name="P7"/>
      <text:p text:style-name="P8">Link <text:s/>a la competencia kaggle</text:p>
      <text:p text:style-name="P8"/>
      <text:p text:style-name="P8">https://inclass.kaggle.com/c/san-francisco-biking</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4:28:08.057783780</meta:creation-date>
    <dc:date>2017-06-01T17:47:34.170318080</dc:date>
    <meta:editing-duration>PT41M31S</meta:editing-duration>
    <meta:editing-cycles>4</meta:editing-cycles>
    <meta:generator>LibreOffice/5.1.6.2$Linux_X86_64 LibreOffice_project/10m0$Build-2</meta:generator>
    <meta:document-statistic meta:table-count="0" meta:image-count="0" meta:object-count="0" meta:page-count="2" meta:paragraph-count="42" meta:word-count="493" meta:character-count="3213" meta:non-whitespace-character-count="2784"/>
  </office:meta>
</office:document-meta>
</file>